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9-24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6-2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6-2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3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2-03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9-1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5-13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5-08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2-26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2-06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9-26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8-10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6-22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3-2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2-14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9-27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8-0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6-0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3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1-2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9-2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8-06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6-28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3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6838" calcext:value-type="float">
            <text:p>22.706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8504" calcext:value-type="float">
            <text:p>22.8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32851612903" calcext:value-type="float">
            <text:p>22.8432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63248" calcext:value-type="float">
            <text:p>22.76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7784" calcext:value-type="float">
            <text:p>22.66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7876129032" calcext:value-type="float">
            <text:p>22.5617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65768" calcext:value-type="float">
            <text:p>22.49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00526451613" calcext:value-type="float">
            <text:p>22.47005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39784" calcext:value-type="float">
            <text:p>22.48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53590967742" calcext:value-type="float">
            <text:p>22.52535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74223448276" calcext:value-type="float">
            <text:p>22.547422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71259354839" calcext:value-type="float">
            <text:p>22.57712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85775483871" calcext:value-type="float">
            <text:p>22.6385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69828" calcext:value-type="float">
            <text:p>22.696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78616" calcext:value-type="float">
            <text:p>22.71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1288" calcext:value-type="float">
            <text:p>22.72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96763870968" calcext:value-type="float">
            <text:p>22.6796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00118709677" calcext:value-type="float">
            <text:p>22.66001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9272" calcext:value-type="float">
            <text:p>22.68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34704516129" calcext:value-type="float">
            <text:p>22.7034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88064" calcext:value-type="float">
            <text:p>22.75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6545714286" calcext:value-type="float">
            <text:p>22.81765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23308387097" calcext:value-type="float">
            <text:p>22.8523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16598709677" calcext:value-type="float">
            <text:p>22.89165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12753103448" calcext:value-type="float">
            <text:p>22.921275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82358709677" calcext:value-type="float">
            <text:p>22.92823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36524" calcext:value-type="float">
            <text:p>22.923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9479483871" calcext:value-type="float">
            <text:p>22.8494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25825806452" calcext:value-type="float">
            <text:p>22.7525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0488" calcext:value-type="float">
            <text:p>22.7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8996129032" calcext:value-type="float">
            <text:p>22.6958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23676" calcext:value-type="float">
            <text:p>22.702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6410322581" calcext:value-type="float">
            <text:p>22.72864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61354285714" calcext:value-type="float">
            <text:p>22.74613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76345806452" calcext:value-type="float">
            <text:p>22.7876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85344" calcext:value-type="float">
            <text:p>22.86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8448" calcext:value-type="float">
            <text:p>22.8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9623225806" calcext:value-type="float">
            <text:p>22.91496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8576" calcext:value-type="float">
            <text:p>22.93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7472516129" calcext:value-type="float">
            <text:p>22.86747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2366451613" calcext:value-type="float">
            <text:p>22.7992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91976" calcext:value-type="float">
            <text:p>22.73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82188387097" calcext:value-type="float">
            <text:p>22.7182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79504" calcext:value-type="float">
            <text:p>22.76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9179354839" calcext:value-type="float">
            <text:p>22.8179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666" calcext:value-type="float">
            <text:p>22.80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24002580645" calcext:value-type="float">
            <text:p>22.8424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87331612903" calcext:value-type="float">
            <text:p>22.9987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73072" calcext:value-type="float">
            <text:p>23.05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69458064516" calcext:value-type="float">
            <text:p>23.1269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0296" calcext:value-type="float">
            <text:p>23.17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97971612903" calcext:value-type="float">
            <text:p>23.12979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67723870968" calcext:value-type="float">
            <text:p>23.06677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91056" calcext:value-type="float">
            <text:p>23.01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28221935484" calcext:value-type="float">
            <text:p>23.02282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77568" calcext:value-type="float">
            <text:p>23.04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64944" calcext:value-type="float">
            <text:p>23.05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60775172414" calcext:value-type="float">
            <text:p>23.086077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7682580645" calcext:value-type="float">
            <text:p>23.1197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70903225806" calcext:value-type="float">
            <text:p>23.1770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06368" calcext:value-type="float">
            <text:p>23.23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34464516129" calcext:value-type="float">
            <text:p>23.273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0368" calcext:value-type="float">
            <text:p>23.25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26816" calcext:value-type="float">
            <text:p>23.18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95138064516" calcext:value-type="float">
            <text:p>23.09951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55088" calcext:value-type="float">
            <text:p>23.09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95144" calcext:value-type="float">
            <text:p>23.08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78712258064" calcext:value-type="float">
            <text:p>23.10787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0510967742" calcext:value-type="float">
            <text:p>23.10905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1233548387" calcext:value-type="float">
            <text:p>23.1341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94736" calcext:value-type="float">
            <text:p>23.16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9121290323" calcext:value-type="float">
            <text:p>23.2139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2617931034" calcext:value-type="float">
            <text:p>23.207261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20585806452" calcext:value-type="float">
            <text:p>23.1320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39788387097" calcext:value-type="float">
            <text:p>23.08397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4108" calcext:value-type="float">
            <text:p>23.073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23708387097" calcext:value-type="float">
            <text:p>23.1723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87928" calcext:value-type="float">
            <text:p>23.20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95997142857" calcext:value-type="float">
            <text:p>23.24959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29837419355" calcext:value-type="float">
            <text:p>23.2829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4503225806" calcext:value-type="float">
            <text:p>23.3904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72328" calcext:value-type="float">
            <text:p>23.42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99404" calcext:value-type="float">
            <text:p>23.449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24576" calcext:value-type="float">
            <text:p>23.42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57916129032" calcext:value-type="float">
            <text:p>23.3557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01568" calcext:value-type="float">
            <text:p>23.20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24372903226" calcext:value-type="float">
            <text:p>23.21243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92728" calcext:value-type="float">
            <text:p>23.23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06037419355" calcext:value-type="float">
            <text:p>23.2906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0911428571" calcext:value-type="float">
            <text:p>23.31709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66678709677" calcext:value-type="float">
            <text:p>23.33666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67942857143" calcext:value-type="float">
            <text:p>23.3367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8689230769" calcext:value-type="float">
            <text:p>23.393868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45844615385" calcext:value-type="float">
            <text:p>23.374584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62016" calcext:value-type="float">
            <text:p>23.295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12941538461" calcext:value-type="float">
            <text:p>23.1912941538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85403076923" calcext:value-type="float">
            <text:p>23.138540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2924444444" calcext:value-type="float">
            <text:p>23.097292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09556923077" calcext:value-type="float">
            <text:p>23.120955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2044" calcext:value-type="float">
            <text:p>23.21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15546666667" calcext:value-type="float">
            <text:p>23.19155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53765" calcext:value-type="float">
            <text:p>23.2053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5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84" meta:object-count="0"/>
    <meta:user-defined meta:name="AppVersion">3.0</meta:user-defined>
  </office:meta>
</office:document-meta>
</file>